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949cm" fo:margin-left="0.064cm" table:align="left"/>
    </style:style>
    <style:style style:name="Table1.A" style:family="table-column">
      <style:table-column-properties style:column-width="3.942cm"/>
    </style:style>
    <style:style style:name="Table1.B" style:family="table-column">
      <style:table-column-properties style:column-width="13.007cm"/>
    </style:style>
    <style:style style:name="Table1.1" style:family="table-row">
      <style:table-row-properties style:min-row-height="3.09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49cm" fo:margin-left="0.064cm" table:align="left"/>
    </style:style>
    <style:style style:name="Table2.A" style:family="table-column">
      <style:table-column-properties style:column-width="3.942cm"/>
    </style:style>
    <style:style style:name="Table2.B" style:family="table-column">
      <style:table-column-properties style:column-width="13.007cm"/>
    </style:style>
    <style:style style:name="Table2.1" style:family="table-row">
      <style:table-row-properties style:min-row-height="2.40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2" style:family="table-row">
      <style:table-row-properties style:min-row-height="1.984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49cm" fo:margin-left="0.064cm" table:align="left"/>
    </style:style>
    <style:style style:name="Table3.A" style:family="table-column">
      <style:table-column-properties style:column-width="3.942cm"/>
    </style:style>
    <style:style style:name="Table3.B" style:family="table-column">
      <style:table-column-properties style:column-width="13.007cm"/>
    </style:style>
    <style:style style:name="Table3.1" style:family="table-row">
      <style:table-row-properties style:min-row-height="2.40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4" style:family="table">
      <style:table-properties style:width="16.949cm" fo:margin-left="0.064cm" table:align="left"/>
    </style:style>
    <style:style style:name="Table4.A" style:family="table-column">
      <style:table-column-properties style:column-width="3.942cm"/>
    </style:style>
    <style:style style:name="Table4.B" style:family="table-column">
      <style:table-column-properties style:column-width="13.007cm"/>
    </style:style>
    <style:style style:name="Table4.1" style:family="table-row">
      <style:table-row-properties style:min-row-height="2.40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5" style:family="table">
      <style:table-properties style:width="16.949cm" fo:margin-left="0.064cm" table:align="left"/>
    </style:style>
    <style:style style:name="Table5.A" style:family="table-column">
      <style:table-column-properties style:column-width="3.942cm"/>
    </style:style>
    <style:style style:name="Table5.B" style:family="table-column">
      <style:table-column-properties style:column-width="13.007cm"/>
    </style:style>
    <style:style style:name="Table5.1" style:family="table-row">
      <style:table-row-properties style:min-row-height="2.40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c1057" officeooo:paragraph-rsid="000c1057"/>
    </style:style>
    <style:style style:name="P2" style:family="paragraph" style:parent-style-name="Standard">
      <style:text-properties officeooo:rsid="000c1057" officeooo:paragraph-rsid="000d00b1"/>
    </style:style>
    <style:style style:name="P3" style:family="paragraph" style:parent-style-name="Standard">
      <style:text-properties fo:font-size="14pt" officeooo:rsid="000c1057" officeooo:paragraph-rsid="000c1057" style:font-size-asian="14pt" style:font-size-complex="14pt"/>
    </style:style>
    <style:style style:name="P4" style:family="paragraph" style:parent-style-name="Standard">
      <style:text-properties fo:font-weight="bold" officeooo:rsid="000c1057" officeooo:paragraph-rsid="000c1057" style:font-weight-asian="bold" style:font-weight-complex="bold"/>
    </style:style>
    <style:style style:name="P5" style:family="paragraph" style:parent-style-name="Standard">
      <style:text-properties fo:font-weight="bold" officeooo:rsid="000d00b1" officeooo:paragraph-rsid="000d00b1" style:font-weight-asian="bold" style:font-weight-complex="bold"/>
    </style:style>
    <style:style style:name="P6" style:family="paragraph" style:parent-style-name="Table_20_Contents">
      <style:text-properties officeooo:rsid="000c1057" officeooo:paragraph-rsid="000c1057"/>
    </style:style>
    <style:style style:name="P7" style:family="paragraph" style:parent-style-name="Table_20_Contents" style:list-style-name="L2">
      <style:text-properties officeooo:rsid="000c1057" officeooo:paragraph-rsid="000c1057"/>
    </style:style>
    <style:style style:name="P8" style:family="paragraph" style:parent-style-name="Table_20_Contents">
      <style:text-properties officeooo:rsid="000c1057" officeooo:paragraph-rsid="000d00b1"/>
    </style:style>
    <style:style style:name="P9" style:family="paragraph" style:parent-style-name="Table_20_Contents">
      <style:text-properties fo:color="#808080" fo:font-size="8pt" officeooo:rsid="000c1057" officeooo:paragraph-rsid="000c1057" style:font-size-asian="8pt" style:font-size-complex="8pt"/>
    </style:style>
    <style:style style:name="P10" style:family="paragraph" style:parent-style-name="Table_20_Contents">
      <style:text-properties fo:color="#808080" fo:font-size="8pt" officeooo:rsid="000c1057" officeooo:paragraph-rsid="000d00b1" style:font-size-asian="8pt" style:font-size-complex="8pt"/>
    </style:style>
    <style:style style:name="P11" style:family="paragraph" style:parent-style-name="Table_20_Contents">
      <style:text-properties fo:color="#808080" fo:font-size="8pt" officeooo:rsid="000d00b1" officeooo:paragraph-rsid="000d00b1" style:font-size-asian="8pt" style:font-size-complex="8pt"/>
    </style:style>
    <style:style style:name="P12" style:family="paragraph" style:parent-style-name="Table_20_Contents" style:list-style-name="L1">
      <style:text-properties fo:color="#000000" fo:font-size="12pt" officeooo:rsid="000c1057" officeooo:paragraph-rsid="000c1057" style:font-size-asian="10.5pt" style:font-size-complex="12pt"/>
    </style:style>
    <style:style style:name="P13" style:family="paragraph" style:parent-style-name="Table_20_Contents" style:list-style-name="L1">
      <style:text-properties fo:color="#000000" fo:font-size="12pt" officeooo:rsid="000d00b1" officeooo:paragraph-rsid="000d00b1" style:font-size-asian="10.5pt" style:font-size-complex="12pt"/>
    </style:style>
    <style:style style:name="P14" style:family="paragraph" style:parent-style-name="Table_20_Contents">
      <style:text-properties fo:color="#000000" fo:font-size="12pt" officeooo:rsid="000d00b1" officeooo:paragraph-rsid="000d00b1" style:font-size-asian="10.5pt" style:font-size-complex="12pt"/>
    </style:style>
    <style:style style:name="P15" style:family="paragraph" style:parent-style-name="Table_20_Contents">
      <style:text-properties officeooo:rsid="000d00b1" officeooo:paragraph-rsid="000d00b1"/>
    </style:style>
    <style:style style:name="P16" style:family="paragraph" style:parent-style-name="Table_20_Contents" style:list-style-name="L3">
      <style:text-properties officeooo:rsid="000d00b1" officeooo:paragraph-rsid="000d00b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0d00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abir MJ</text:p>
      <text:p text:style-name="P1">Full Stack Developer</text:p>
      <text:p text:style-name="P1"/>
      <text:p text:style-name="P1">Email: <text:a xlink:type="simple" xlink:href="mailto:jabirmj1@gmail.com" text:style-name="Internet_20_link" text:visited-style-name="Visited_20_Internet_20_Link">jabirmj1@gmail.com</text:a></text:p>
      <text:p text:style-name="P1">Mob: 7907523150</text:p>
      <text:p text:style-name="P1"/>
      <text:p text:style-name="P1"/>
      <text:p text:style-name="P4"><text:span text:style-name="T1">About</text:span></text:p>
      <text:p text:style-name="P1">Full stack developer with hands on experience in designing, development and maintaining with applications with responsive designs.</text:p>
      <text:p text:style-name="P1"><text:span text:style-name="T1"/></text:p>
      <text:p text:style-name="P4"><text:span text:style-name="T1">Experience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2020-07 - Present</text:p>
          </table:table-cell>
          <table:table-cell table:style-name="Table1.B1" office:value-type="string">
            <text:p text:style-name="P6">Full Stack Develper Lead</text:p>
            <text:p text:style-name="P9">slrshoppee.com</text:p>
            <text:p text:style-name="P9"/>
            <text:list xml:id="list6907468755535413690" text:style-name="L1">
              <text:list-item>
                <text:p text:style-name="P12">Full Stack Development of a complete e commerce website with development, debugging and testing.</text:p>
              </text:list-item>
              <text:list-item>
                <text:p text:style-name="P12">Leading a team to develop a site with best user experience.</text:p>
              </text:list-item>
            </text:list>
            <text:p text:style-name="P9"/>
          </table:table-cell>
        </table:table-row>
        <table:table-row table:style-name="Table1.1">
          <table:table-cell table:style-name="Table1.A2" office:value-type="string">
            <text:p text:style-name="P6">2020-01 – 2020-04</text:p>
          </table:table-cell>
          <table:table-cell table:style-name="Table1.B2" office:value-type="string">
            <text:p text:style-name="P6">Certified Data Science</text:p>
            <text:p text:style-name="P6"/>
            <text:list xml:id="list8274220643826243500" text:style-name="L2">
              <text:list-item>
                <text:p text:style-name="P7">Training and practice in Data science.</text:p>
              </text:list-item>
              <text:list-item>
                <text:p text:style-name="P7">Machine Learning.</text:p>
              </text:list-item>
            </text:list>
          </table:table-cell>
        </table:table-row>
      </table:table>
      <text:p text:style-name="P1"/>
      <text:p text:style-name="P4"><text:span text:style-name="T1">Certificate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2019 - <text:span text:style-name="T2">2019</text:span></text:p>
          </table:table-cell>
          <table:table-cell table:style-name="Table2.B1" office:value-type="string">
            <text:p text:style-name="P15">Python Full Stack Developer</text:p>
            <text:p text:style-name="P11">Spectrum Institute</text:p>
            <text:p text:style-name="P9"/>
            <text:list xml:id="list171744200026677" text:continue-list="list6907468755535413690" text:style-name="L1">
              <text:list-item>
                <text:p text:style-name="P13">Core python and Django development</text:p>
              </text:list-item>
            </text:list>
            <text:p text:style-name="P9"/>
          </table:table-cell>
        </table:table-row>
        <table:table-row table:style-name="Table2.2">
          <table:table-cell table:style-name="Table2.A2" office:value-type="string">
            <text:p text:style-name="P6">2020-01 – 2020-04</text:p>
          </table:table-cell>
          <table:table-cell table:style-name="Table2.B2" office:value-type="string">
            <text:p text:style-name="P6">Certified Data Scien<text:span text:style-name="T2">tist</text:span></text:p>
            <text:p text:style-name="P11">Datamites, Banglore</text:p>
            <text:list xml:id="list1402984319053037086" text:style-name="L3">
              <text:list-item>
                <text:p text:style-name="P16">Training and practise in Data science.</text:p>
              </text:list-item>
            </text:list>
          </table:table-cell>
        </table:table-row>
      </table:table>
      <text:p text:style-name="P1"/>
      <text:p text:style-name="P5"><text:span text:style-name="T1">Education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2016-19</text:p>
          </table:table-cell>
          <table:table-cell table:style-name="Table3.B1" office:value-type="string">
            <text:p text:style-name="P15">BCA</text:p>
            <text:p text:style-name="P11">Christ College, Irinjalakuda</text:p>
            <text:p text:style-name="P10"/>
            <text:p text:style-name="P14"/>
            <text:p text:style-name="P10"/>
          </table:table-cell>
        </table:table-row>
      </table:table>
      <text:p text:style-name="P2"/>
      <text:p text:style-name="P5"><text:span text:style-name="T1">Qualities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/>
          </table:table-cell>
          <table:table-cell table:style-name="Table4.B1" office:value-type="string">
            <text:p text:style-name="P14">Ability to make decisions, Highly motivated, Optimistic, Adaptability, Initiative, Flexibility.</text:p>
          </table:table-cell>
        </table:table-row>
      </table:table>
      <text:p text:style-name="P2"/>
      <text:p text:style-name="P5"><text:soft-page-break/><text:span text:style-name="T1">Interest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/>
          </table:table-cell>
          <table:table-cell table:style-name="Table5.B1" office:value-type="string">
            <text:p text:style-name="P14">Learning new technologies, Experimenting, Gaming, Movies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5T17:00:40.819315926</meta:creation-date>
    <meta:generator>LibreOffice/5.1.6.2$Linux_X86_64 LibreOffice_project/10m0$Build-2</meta:generator>
    <dc:date>2021-11-25T17:17:43.099517226</dc:date>
    <meta:editing-duration>PT6M8S</meta:editing-duration>
    <meta:editing-cycles>2</meta:editing-cycles>
    <meta:document-statistic meta:table-count="5" meta:image-count="0" meta:object-count="0" meta:page-count="2" meta:paragraph-count="33" meta:word-count="132" meta:character-count="938" meta:non-whitespace-character-count="843"/>
  </office:meta>
</office:document-meta>
</file>